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a76" officeooo:paragraph-rsid="00077a76"/>
    </style:style>
    <style:style style:name="P2" style:family="paragraph" style:parent-style-name="Standard" style:list-style-name="L1">
      <style:text-properties officeooo:rsid="00077a76" officeooo:paragraph-rsid="00077a76"/>
    </style:style>
    <style:style style:name="P3" style:family="paragraph" style:parent-style-name="Standard" style:list-style-name="L4">
      <style:text-properties officeooo:rsid="00077a76" officeooo:paragraph-rsid="00077a76"/>
    </style:style>
    <style:style style:name="P4" style:family="paragraph" style:parent-style-name="Standard" style:list-style-name="L5">
      <style:text-properties officeooo:rsid="00077a76" officeooo:paragraph-rsid="00077a76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77a76" officeooo:paragraph-rsid="00077a76" style:font-weight-asian="bold" style:font-weight-complex="bold"/>
    </style:style>
    <style:style style:name="P6" style:family="paragraph" style:parent-style-name="Standard" style:list-style-name="L1">
      <style:text-properties officeooo:rsid="0007e1eb" officeooo:paragraph-rsid="0007e1eb"/>
    </style:style>
    <style:style style:name="P7" style:family="paragraph" style:parent-style-name="Standard" style:list-style-name="L4">
      <style:text-properties officeooo:rsid="0007e1eb" officeooo:paragraph-rsid="0007e1eb"/>
    </style:style>
    <style:style style:name="P8" style:family="paragraph" style:parent-style-name="Standard" style:list-style-name="L5">
      <style:text-properties officeooo:rsid="0007e1eb" officeooo:paragraph-rsid="0007e1e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EGRACIÓN CONTINUA:</text:p>
      <text:p text:style-name="P1"/>
      <text:p text:style-name="P1">Tres ideas:</text:p>
      <text:list xml:id="list3216565627" text:style-name="L1">
        <text:list-item>
          <text:p text:style-name="P2">Unir todas las tecnologías en una para evitar la incompatibilidad del programa en distintos dispositivos.</text:p>
        </text:list-item>
        <text:list-item>
          <text:p text:style-name="P2">Facilita la tarea de realizar un proyecto en grupos.</text:p>
        </text:list-item>
        <text:list-item>
          <text:p text:style-name="P2"/>
        </text:list-item>
      </text:list>
      <text:p text:style-name="P1"/>
      <text:list xml:id="list100832902330264" text:continue-numbering="true" text:style-name="L1">
        <text:list-item>
          <text:p text:style-name="P6">Es una metodología de trabajo</text:p>
        </text:list-item>
        <text:list-item>
          <text:p text:style-name="P6">Ofrece algunas herramientas para la facilitar la aplicación de esta.</text:p>
        </text:list-item>
        <text:list-item>
          <text:p text:style-name="P6">GitHub es un simil de esta metodología</text:p>
        </text:list-item>
      </text:list>
      <text:p text:style-name="P1"/>
      <text:p text:style-name="P1">Dos preguntas:</text:p>
      <text:list xml:id="list901040883" text:style-name="L4">
        <text:list-item>
          <text:p text:style-name="P3">¿Cómo funciona?</text:p>
        </text:list-item>
        <text:list-item>
          <text:p text:style-name="P3">¿Cómo surgió?</text:p>
        </text:list-item>
      </text:list>
      <text:p text:style-name="P1"/>
      <text:list xml:id="list100832176708292" text:continue-numbering="true" text:style-name="L4">
        <text:list-item>
          <text:p text:style-name="P7">Es muy parecido al sistema que aplicamos en clase con nuestros repositorios, a excepción de sólo subir código correcto y verificado.</text:p>
        </text:list-item>
        <text:list-item>
          <text:p text:style-name="P7">Supongo que surgió buscando una solución a que un grupo grande de personas pudiera trabajar con el mismo código sin necesidad de depender unos de otros.</text:p>
        </text:list-item>
      </text:list>
      <text:p text:style-name="P1"/>
      <text:p text:style-name="P1">Metáfora:</text:p>
      <text:list xml:id="list3914509704" text:style-name="L5">
        <text:list-item>
          <text:p text:style-name="P4">La unión hace la fuerza.</text:p>
        </text:list-item>
        <text:list-item>
          <text:p text:style-name="P8">Informa mejor que la vieja del visillo. <text:span text:style-name="T2">By Pep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09:18:58.469165001</meta:creation-date>
    <dc:date>2019-01-23T10:08:30.767368202</dc:date>
    <meta:editing-duration>PT39M22S</meta:editing-duration>
    <meta:editing-cycles>1</meta:editing-cycles>
    <meta:document-statistic meta:table-count="0" meta:image-count="0" meta:object-count="0" meta:page-count="1" meta:paragraph-count="16" meta:word-count="130" meta:character-count="742" meta:non-whitespace-character-count="639"/>
    <meta:generator>LibreOffice/6.0.7.3$Linux_X86_64 LibreOffice_project/00m0$Build-3</meta:generator>
  </office:meta>
</office:document-meta>
</file>